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null-year="1940"/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>
            <text:p>Access to Infra 2 Hosting in pod 1</text:p>
          </table:table-cell>
          <table:table-cell table:style-name="Default" table:number-columns-repeated="3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IP</text:p>
          </table:table-cell>
          <table:table-cell table:style-name="ce2" office:value-type="string">
            <text:p>ICMP</text:p>
          </table:table-cell>
          <table:table-cell table:style-name="ce2" office:value-type="string">
            <text:p>SSH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>
            <text:p>Amsterdam (13)</text:p>
          </table:table-cell>
          <table:table-cell office:value-type="string">
            <text:p>10.1.107.2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okyo (14)</text:p>
          </table:table-cell>
          <table:table-cell office:value-type="string">
            <text:p>10.1.107.2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ydney (15)</text:p>
          </table:table-cell>
          <table:table-cell office:value-type="string">
            <text:p>10.1.107.2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Auckland (16)</text:p>
          </table:table-cell>
          <table:table-cell office:value-type="string">
            <text:p>10.1.107.2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London (17)</text:p>
          </table:table-cell>
          <table:table-cell office:value-type="string">
            <text:p>10.1.107.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ong Kong (18)</text:p>
          </table:table-cell>
          <table:table-cell office:value-type="string">
            <text:p>10.1.107.2</text:p>
          </table:table-cell>
          <table:table-cell table:number-columns-repeated="2" office:value-type="string">
            <text:p>Unknown</text:p>
          </table:table-cell>
        </table:table-row>
        <table:table-row table:style-name="ro2"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08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9-08T08:21:25</meta:creation-date>
    <dc:date>2011-09-08T08:40:53</dc:date>
    <dc:creator>root </dc:creator>
    <meta:editing-duration>PT00H04M18S</meta:editing-duration>
    <meta:editing-cycles>1</meta:editing-cycles>
    <meta:document-statistic meta:table-count="3" meta:cell-count="29" meta:object-count="0"/>
    <meta:generator>OpenOffice.org/3.2$Unix OpenOffice.org_project/320m12$Build-9483</meta:generator>
  </office:meta>
</office:document-meta>
</file>